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3.08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2.895cm" fo:break-before="auto" style:use-optimal-row-height="true"/>
    </style:style>
    <style:style style:name="ro19" style:family="table-row">
      <style:table-row-properties style:row-height="1.789cm" fo:break-before="auto" style:use-optimal-row-height="true"/>
    </style:style>
    <style:style style:name="ro20" style:family="table-row">
      <style:table-row-properties style:row-height="1.21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7.16cm" fo:break-before="auto" style:use-optimal-row-height="true"/>
    </style:style>
    <style:style style:name="ro23" style:family="table-row">
      <style:table-row-properties style:row-height="3.605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4.316cm" fo:break-before="auto" style:use-optimal-row-height="true"/>
    </style:style>
    <style:style style:name="ro26" style:family="table-row">
      <style:table-row-properties style:row-height="5.265cm" fo:break-before="auto" style:use-optimal-row-height="true"/>
    </style:style>
    <style:style style:name="ro27" style:family="table-row">
      <style:table-row-properties style:row-height="5.027cm" fo:break-before="auto" style:use-optimal-row-height="true"/>
    </style:style>
    <style:style style:name="ro28" style:family="table-row">
      <style:table-row-properties style:row-height="4.106cm" fo:break-before="auto" style:use-optimal-row-height="true"/>
    </style:style>
    <style:style style:name="ro29" style:family="table-row">
      <style:table-row-properties style:row-height="3.526cm" fo:break-before="auto" style:use-optimal-row-height="true"/>
    </style:style>
    <style:style style:name="ro30" style:family="table-row">
      <style:table-row-properties style:row-height="2.947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1.579cm" fo:break-before="auto" style:use-optimal-row-height="true"/>
    </style:style>
    <style:style style:name="ro33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">
            <text:p>10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">
            <text:p>1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8">
            <text:p>18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0">
            <text:p>20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9">
            <text:p>29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1">
            <text:p>31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2">
            <text:p>32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3">
            <text:p>33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5">
            <text:p>3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7">
            <text:p>3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8">
            <text:p>3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39">
            <text:p>3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6">
            <text:p>4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7">
            <text:p>4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9">
            <text:p>4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0">
            <text:p>5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2">
            <text:p>5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3">
            <text:p>5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7">
            <text:p>5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9">
            <text:p>59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0">
            <text:p>60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4">
            <text:p>64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1">
            <text:p>71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2">
            <text:p>72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5">
            <text:p>75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6">
            <text:p>76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7">
            <text:p>77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8">
            <text:p>78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9">
            <text:p>79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1">
            <text:p>81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2">
            <text:p>8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83">
            <text:p>8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4">
            <text:p>8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7">
            <text:p>87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1">
            <text:p>91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2">
            <text:p>92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4">
            <text:p>94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5">
            <text:p>95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0">
            <text:p>110</text:p>
          </table:table-cell>
          <table:table-cell table:style-name="ce7" table:formula="of:=NOW()" office:value-type="date" office:date-value="2021-08-24T09:45:30.15">
            <text:p>0824 <text:s/>945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4T09:45:30.15">
            <text:p>2021/8/24 9:45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4T09:45:30.15">
            <text:p>0824 <text:s/>945</text:p>
          </table:table-cell>
          <table:table-cell table:style-name="ce7" table:formula="of:=NOW()" office:value-type="date" office:date-value="2021-08-24T09:45:30.15">
            <text:p>0824 <text:s/>945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4T09:45:30.15">
            <text:p>0824 <text:s/>94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2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49">
            <text:p>0824 <text:s/>94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2" office:value-type="string">
            <text:p>al'awalu / ab[august</text:p>
          </table:table-cell>
          <table:table-cell table:style-name="ce22" office:value-type="string">
            <text:p>it was sunday, the first of august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2" office:value-type="string">
            <text:p>awal[first / uwt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2" office:value-type="string">
            <text:p>wadh'batan xafiyfatan[snack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2" office:value-type="string">
            <text:p>kyarm[hot / baat[wind / udhuwd[existence / doosht[have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2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2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1">
            <text:p>0824 <text:s/>94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2">
            <text:p>0824 <text:s/>945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2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2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2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2">
            <text:p>0824 <text:s/>94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2">
            <text:p>0824 <text:s/>945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2" office:value-type="string" table:number-columns-spanned="2" table:number-rows-spanned="1">
            <text:p>笛。竹。造る。竹で造る。竹で作った笛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2">
            <text:p>0824 <text:s/>94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2"/>
          <table:table-cell table:style-name="ce22" office:value-type="string">
            <text:p>it was tuesday, the third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2">
            <text:p>0824 <text:s/>94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2" office:value-type="string">
            <text:p>suwom[third / mordaad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2" office:value-type="string">
            <text:p>yush'taraa[buy / li'shi'raa'i[to-buy / a'd^aruwri[necessary / hiy[she / nashtariy[we-buy / ariydu[i-want shiraa'u[buy / ah^taadh'l'shiraa'i</text:p>
          </table:table-cell>
          <table:table-cell table:style-name="ce22" office:value-type="string">
            <text:p>buy. to buy. necessary. / I buy. she buys. we buy. / I want to buy. I need to buy.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5"/>
          <table: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2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4">
            <text:p>0824 <text:s/>94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2" office:value-type="string">
            <text:p>aaba[sierpien`</text:p>
          </table:table-cell>
          <table:table-cell table:style-name="ce22" office:value-type="string">
            <text:p>it was friday, the sixth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2" office:value-type="string">
            <text:p>mordaad / uwt[august</text:p>
          </table:table-cell>
          <table: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2" office:value-type="string">
            <text:p>uriydu[i-want / an / ash'tari'ya</text:p>
          </table:table-cell>
          <table:table-cell table:style-name="ce22" office:value-type="string">
            <text:p>what? / what do I buy? / what did I buy? / what do I need to buy? / what do I want to buy? / 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2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2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2"/>
          <table:table-cell table:style-name="ce22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2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2"/>
          <table:table-cell table:style-name="ce22" office:value-type="string">
            <text:p>it was saturday, the seventh of august</text:p>
          </table:table-cell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5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2" table:number-columns-repeated="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7">
            <text:p>0824 <text:s/>945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7">
            <text:p>0824 <text:s/>945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2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7">
            <text:p>0824 <text:s/>945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2"/>
          <table:table-cell table:style-name="ce25" table:number-columns-spanned="2" table:number-rows-spanned="1"/>
          <table:covered-table-cell table:style-name="Default"/>
          <table:table-cell table:style-name="ce2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24T09:45:31.57">
            <text:p>0824 <text:s/>945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2" office:value-type="string">
            <text:p>al'usbuA[week al'awala[first / a'shaharu[month</text:p>
          </table:table-cell>
          <table:table-cell table:style-name="ce22" office:value-type="string">
            <text:p>it was sunday, the eigth of august, the first week, the eight month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2" office:value-type="string">
            <text:p>hafte[week / aval[first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2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2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2" office:value-type="string">
            <text:p>a'shaharu[month / a'thaaminu[eighth</text:p>
          </table:table-cell>
          <table:table-cell table:style-name="ce22" office:value-type="string">
            <text:p>it was monday, the ninth of august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2" office:value-type="string">
            <text:p>nohom[ninth / dovom[secon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2" office:value-type="string">
            <text:p>adh'hab[go / iilaa'l'mah^ari</text:p>
          </table:table-cell>
          <table:table-cell table:style-name="ce22"/>
          <table:table-cell table:style-name="ce25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2"/>
          <table:table-cell table:style-name="ce22" office:value-type="string">
            <text:p>it was wednesday, the eleven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2" office:value-type="string">
            <text:p>yaaz'dahom(?) / mordaad[august / <text:s/>hafte[week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2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2"/>
          <table:table-cell table:style-name="ce22" office:value-type="string">
            <text:p>it was thursday, the twelf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2" office:value-type="string">
            <text:p>davooz'dahom[twelfth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2"/>
          <table:table-cell table:style-name="ce22" office:value-type="string">
            <text:p>it was friday, the thirteenth of august, the secon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2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2" office:value-type="string">
            <text:p>氷。冷やす。冷たい。水で冷やす。 / 置く。首。首に置く。首に氷を置く。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2"/>
          <table:table-cell table:style-name="ce22" office:value-type="string">
            <text:p>it was saturday, the fourteenth of august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2" office:value-type="string">
            <text:p>alatiy[that</text:p>
          </table:table-cell>
          <table:table-cell table:style-name="ce22" office:value-type="string">
            <text:p>thing. things / I buy / at the shop / things I buy. things, which I bu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2"/>
          <table:table-cell table:style-name="ce22" office:value-type="string">
            <text:p>it was sunday, the fifteenth of august, the second week, the eight month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2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근처에 있다. &lt;3&gt; 내가 그 그림자로 걷기 시작하면, 그 그림자, 득, 크로도 이쪽으로 움직이기 시작한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2"/>
          <table:table-cell table:style-name="ce22" office:value-type="string">
            <text:p>it was wednesday, the eighte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2" office:value-type="string">
            <text:p>sevom[thir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3">
            <text:p>113</text:p>
          </table:table-cell>
          <table:table-cell table:style-name="ce3" table:formula="of:=[.B113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2"/>
          <table:table-cell table:style-name="ce22" office:value-type="string">
            <text:p>thing. things / I buy / at the shop / things I buy. things, which I bu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8">
            <text:p>8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2" office:value-type="string">
            <text:p>akala[food / aakulu[i-eat / ta'akulu[she-eats / t^apxun</text:p>
          </table:table-cell>
          <table:table-cell table:style-name="ce22" office:value-type="string">
            <text:p>eat / I eat / she eats / we eat / food / cooking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10">
            <text:p>10</text:p>
          </table:table-cell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17]+1" office:value-type="float" office:value="11">
            <text:p>11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0T08:43:31.18">
            <text:p>0820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내렸다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2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읽고 있는 책에서 : &lt;1&gt; `농민병사의 편지` 라는 제목의 책을 지금 읽고 있다. (2) 일본 아와테현의 어느 마을. &lt;2&gt; 이 마을에서 일본 군대에 들어갔던 마을 사람들이 자신들의 선생님 앞으로 쓴 편지. &lt;3&gt; 그들 편지를 이 선생이 자신의 집에 보관하고 있었다. &lt;4&gt; 선생이 사망 하신 뒤, 이 책의 편집자들이 유족 사람들에게서 이 편지들을 보여 주어, 허다한 편지들 중에서 일부를 선택해, 정렬해, 책 모양으로 한 것. &lt;5&gt; 그가 이 책이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ziewiętnas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&lt;2&gt; raczej, gra wolna. &lt;3&gt; dźwięki `kan`-u na dziurze od pierwszego do piątego. &lt;4&gt; te notatki, mogłem wydmuchać łatwiejsze. &lt;5&gt; więc, zamiast dyskretnie wydmuchać każdy dźwięk, grałem podobne-do-fraz sekwencje, która składające się z trzech do pięciu nut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2"/>
          <table:table-cell table:style-name="ce22" office:value-type="string">
            <text:p>it was thursday, the ninte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نوزدهم ماه مرداد، هفته سوم، ماه هشتم. </text:p>
          </table:table-cell>
          <table:table-cell table:style-name="ce22" office:value-type="string">
            <text:p>sevom[third</text:p>
          </table:table-cell>
          <table: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125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أنا آكل اليوم / هي أكلت / هي أكلت بالأمس / هي سوف تأكل / سيأكلون غدًا.</text:p>
          </table:table-cell>
          <table:table-cell table:style-name="ce22" office:value-type="string">
            <text:p>akulu'l'yawmi[eat-today / hiy-akaluta[she-ate / akalat[ate / bi'l'amsi / hiya-sowfa[will-takulu / saya'a[they-will~kuluwna / Gadan</text:p>
          </table:table-cell>
          <table:table-cell table:style-name="ce22" office:value-type="string">
            <text:p>I eat today / she ate / she ate yesterday / she will eat / they will eat tomorrow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26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слова -плотное-, в матемике, означает что, &lt;1&gt; в опеделенном пространстве, взять определенное количество. &lt;2&gt; если вы мо'жете найти' друго'е число' ближе к этому первому числу, то это пространство называется -пло'тным-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27]+1" office:value-type="float" office:value="10">
            <text:p>10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南京大屠杀。（1）西元1937年发生。&lt;2&gt;当时，日军正在进攻南京城市。&lt;3&gt; 该城市，中方的保卫军队，就是国民政府的军队。&lt;4&gt; 该军队，司令官是唐生智。&lt;5&gt; 南京市，当时是国民政府的一座首都城市。 </text:p>
          </table:table-cell>
          <table:covered-table-cell table:number-columns-repeated="2" table:style-name="ce22"/>
          <table:table-cell table:style-name="ce25" office:value-type="string">
            <text:p><text:a xlink:href="https://zh.wikipedia.org/wiki/南京大屠殺#事件">https://zh.wikipedia.org/wiki/南京大屠殺#事件</text:a></text:p>
          </table:table-cell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8]+1" office:value-type="float" office:value="11">
            <text:p>11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（2） 以下，来写出一些进展的时间序列 &lt;1&gt; 12月8日：日军（m1）占领南京外围防御阵地。&lt;2&gt; 12日：m1：第6师团突入中华门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1T10:46:53.49">
            <text:p>0821</text:p>
          </table:table-cell>
          <table:table-cell table:style-name="ce9" office:value-type="string">
            <text:p>v-1-108</text:p>
          </table:table-cell>
          <table:table-cell table:style-name="ce19" office:value-type="string">
            <text:p>nóng / nhiệt đọ. / cao, thấp / nhiệt đọ là cao / tôi muốn / <text:s/>tôi cần / tôi muốn nhiệt đọ là thấp</text:p>
          </table:table-cell>
          <table:table-cell table:style-name="ce22" office:value-type="string" table:number-columns-spanned="2" table:number-rows-spanned="1">
            <text:p>hot / temperature / high, low / temperature is high / I want / I need / temperature is low / I want the temperature to be low.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 (1) 크로는 내려오지 않다. &lt;2&gt; 미케만 마사지. &lt;3&gt; 잠시 후 다시 크로를 잡으려고 한다. 이 번엔 크로는 뒤로 물러서지 않다. 잡을 수 있었다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. &lt;1&gt; 두 마리 모두 척추를 마사지 할 때 매우 기분이 좋다는 표정을 낸다. &lt;2&gt; 손가락을 척추에 대해 가로로 두고, 척추를 따라 상하 시킨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erpnia, trzeci tydzień, ósmy miesiąc, lato. dzień, kiedy Trocki został napadnięty w Meksyku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.k.b.m., tzn., bez kompozycji, bez melodii. (2) dźwięki `kan`-u. te na dziurze piątego i szóstego. te dźwięki wychodili jaśnie. &lt;2&gt; wydaje się, że moje wargi, mięśnie których, nabierają zdolności do pozostawania napiętym przez pewien czas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تاسع عشر من آب، الأسبوع الثالث، الشهر الثامن.</text:p>
          </table:table-cell>
          <table:table-cell table:style-name="ce22"/>
          <table:table-cell table:style-name="ce22" office:value-type="string">
            <text:p>it was friday, the twentie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<text:s/>اليوم الذي نجح فيه السوفيت الأول مرة في اختبار القنبلة الهيدروجينية. (1953)</text:p>
          </table:table-cell>
          <table:table-cell table:style-name="ce22" office:value-type="string">
            <text:p>al'ladziy[that / nadhah^a[succeed / fiy[in / suwfiy[soviets / al'awalu[first / axtibaaron[test / qunblati[bomb / al'haydruw'dhiyniyatu[hydrogen</text:p>
          </table:table-cell>
          <table:table-cell table:style-name="ce22" office:value-type="string">
            <text:p>the day when the soviets first succeeded in hydrogen bomb test. (1953)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م ماه مرداد، هفته سوم، ماه هشتم.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آتش بس بين ايران و عراق</text:p>
          </table:table-cell>
          <table:table-cell table:style-name="ce23" office:value-type="string">
            <text:p>oetaash[fire / baas / beyn[between / Iraaq</text:p>
          </table:table-cell>
          <table:table-cell table:style-name="ce23" office:value-type="string">
            <text:p>ceasefire between iran and iraq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8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формула, (n/(n+1)). значение кото'рой, никогда не будет, больше или равно, 1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39]+1" office:value-type="float" office:value="11">
            <text:p>11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в промежутке [a,b], b, это верхняя граница этого промежутка. &lt;2&gt; а также, максьмальное значени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0]+1" office:value-type="float" office:value="12">
            <text:p>12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19" office:value-type="string" table:number-columns-spanned="3" table:number-rows-spanned="1">
            <text:p>(3) с друго'й сторо'&lt;a&gt;ны, a, это нижняя граница, и минимальное значение в этом промежутке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4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4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4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14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4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1" office:value-type="string">
            <text:p>كان يوم السبت، الحادي وعشرين من آب، الأسبوع الثالث، الشهر الثامن.</text:p>
          </table:table-cell>
          <table:table-cell table:style-name="ce24"/>
          <table:table-cell table:style-name="ce24" office:value-type="string">
            <text:p>it was saturday, the twenty-first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4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1" office:value-type="string">
            <text:p>شنبه بود، بيست و يکم ماه مرداد، هفته سوم، ماه هشتم.</text:p>
          </table:table-cell>
          <table:table-cell table:style-name="ce24" office:value-type="string">
            <text:p>yekom[first</text:p>
          </table:table-cell>
          <table:table-cell table:style-name="ce24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5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1" office:value-type="string">
            <text:p>رجل يضرم النار في المسجد الأقصى. / الاسم الرجل هو روهان.</text:p>
          </table:table-cell>
          <table:table-cell table:style-name="ce24" office:value-type="string">
            <text:p>radhulu[man / ad^rama[set <text:s/>/ al'naar[fire / masdhidi[mosque / al'ism[name</text:p>
          </table:table-cell>
          <table:table-cell table:style-name="ce24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5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15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5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 wysokości, sekwencja to, 1-2-4-5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5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 dmuchasz przez chwilę, zachowując kształt warg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15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1" office:value-type="string">
            <text:p>كان يوم الاثنين، الثاني وعشرين من آب، الأسبوع الثالث، الشهر الثامن.</text:p>
          </table:table-cell>
          <table:table-cell table:style-name="ce24"/>
          <table:table-cell table:style-name="ce24" office:value-type="string">
            <text:p>it was monday, the twenty-second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6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6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6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 office:value-type="date" office:date-value="2021-08-24T09:44:52.82">
            <text:p>0824</text:p>
          </table:table-cell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4T09:44:55.06">
            <text:p>0824 <text:s/>9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4T09:45:31.73">
            <text:p>0824 <text:s/>945</text:p>
          </table:table-cell>
          <table:table-cell table:style-name="ce7" table:formula="of:=NOW()" office:value-type="date" office:date-value="2021-08-24T09:45:31.73">
            <text:p>0824 <text:s/>945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4T09:45:31.73">
            <text:p>0824 <text:s/>945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0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2021/08/24</text:date>, <text:time>09:45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4T09:45:30.03</dc:date>
    <dc:creator>iwabuchi ken</dc:creator>
    <meta:editing-duration>P6DT11H41M32S</meta:editing-duration>
    <meta:editing-cycles>972</meta:editing-cycles>
    <meta:generator>OpenOffice/4.1.3$Win32 OpenOffice.org_project/413m1$Build-9783</meta:generator>
    <meta:document-statistic meta:table-count="2" meta:cell-count="1705" meta:object-count="0"/>
  </office:meta>
</office:document-meta>
</file>